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text-properties style:font-name="Liberation Serif"/>
    </style:style>
    <style:style style:name="P2" style:family="paragraph" style:parent-style-name="Standard">
      <style:text-properties style:font-name="Liberation Serif" officeooo:rsid="001b1f4a" officeooo:paragraph-rsid="001b1f4a"/>
    </style:style>
    <style:style style:name="P3" style:family="paragraph" style:parent-style-name="Standard">
      <style:text-properties style:font-name="Liberation Serif" officeooo:paragraph-rsid="001b1f4a"/>
    </style:style>
    <style:style style:name="P4" style:family="paragraph" style:parent-style-name="Standard">
      <style:text-properties style:font-name="Liberation Serif" officeooo:paragraph-rsid="001cd0ee"/>
    </style:style>
    <style:style style:name="P5" style:family="paragraph" style:parent-style-name="Standard">
      <style:text-properties style:font-name="Liberation Serif" officeooo:rsid="001ce73d" officeooo:paragraph-rsid="001ce73d"/>
    </style:style>
    <style:style style:name="P6" style:family="paragraph" style:parent-style-name="Standard">
      <style:text-properties style:font-name="Liberation Serif" officeooo:paragraph-rsid="001ce73d"/>
    </style:style>
    <style:style style:name="P7" style:family="paragraph" style:parent-style-name="Standard" style:master-page-name="Standard">
      <style:paragraph-properties style:page-number="auto"/>
      <style:text-properties style:font-name="Liberation Serif" officeooo:rsid="001b1f4a" officeooo:paragraph-rsid="001b1f4a"/>
    </style:style>
    <style:style style:name="T1" style:family="text">
      <style:text-properties officeooo:rsid="001b1f4a"/>
    </style:style>
    <style:style style:name="T2" style:family="text">
      <style:text-properties style:text-position="super 58%"/>
    </style:style>
    <style:style style:name="T3" style:family="text">
      <style:text-properties style:text-position="0% 100%"/>
    </style:style>
    <style:style style:name="T4" style:family="text">
      <style:text-properties officeooo:rsid="001cd0ee"/>
    </style:style>
    <style:style style:name="T5" style:family="text">
      <style:text-properties officeooo:rsid="001ce73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Meeting 7 Minutes</text:p>
      <text:p text:style-name="P2">Thursday March 12<text:span text:style-name="T2">th</text:span> 2015</text:p>
      <text:p text:style-name="P2">Attendance: Madhavi, Mathias, Miguel</text:p>
      <text:p text:style-name="P5">Chair: Miguel</text:p>
      <text:p text:style-name="P5">Official Minutes taken by: Mathias and Miguel</text:p>
      <text:p text:style-name="P2">Start: 11:40 am</text:p>
      <text:p text:style-name="P2"/>
      <text:p text:style-name="P5">Agenda:</text:p>
      <text:p text:style-name="P2"/>
      <text:p text:style-name="P3"><text:span text:style-name="T1">1. Precipitation (</text:span>11:41 –11:54<text:span text:style-name="T1">):</text:span></text:p>
      <text:p text:style-name="P3"><text:tab/>- <text:span text:style-name="T1">implement in the Short/Long-term Forecast classes</text:span></text:p>
      <text:p text:style-name="P3"><text:tab/>- <text:span text:style-name="T1">implement getTotalPrecipitation() method in CurrentWeather class which returns <text:tab/>a running total of the precipitation level fields in the Short-Term Forecast class</text:span></text:p>
      <text:p text:style-name="P1"/>
      <text:p text:style-name="P4"><text:bookmark text:name="_GoBack"/><text:span text:style-name="T4">2. Conversion class (</text:span>11:54 -12:01<text:span text:style-name="T4">):</text:span></text:p>
      <text:p text:style-name="P4"><text:tab/>- <text:span text:style-name="T4">will contain a single static method convert(String value, String unitFrom, String <text:tab/>unitTo) which will return a string containing the new value in the proper units</text:span></text:p>
      <text:p text:style-name="P1"/>
      <text:p text:style-name="P6"><text:span text:style-name="T5">3. User Preferences (</text:span>12:01-12:12<text:span text:style-name="T5">):</text:span></text:p>
      <text:p text:style-name="P6"><text:tab/>- <text:span text:style-name="T5">work on integrating with My Locations feature (will probably only have to deal <text:tab/>with MainFrame class)</text:span></text:p>
      <text:p text:style-name="P5"/>
      <text:p text:style-name="P6"><text:span text:style-name="T5">4. CurrentWeather (</text:span>12:12-12:25<text:span text:style-name="T5">):</text:span></text:p>
      <text:p text:style-name="P6">- <text:span text:style-name="T5">add a mainDescription field (and getter method) which will be used to set the background image</text:span></text:p>
      <text:p text:style-name="P6"/>
      <text:p text:style-name="P5">Action items: </text:p>
      <text:p text:style-name="P5"/>
      <text:p text:style-name="P5">Nicole and Tim: continue working on user preferences</text:p>
      <text:p text:style-name="P5">Yibin and Madhavi: build Short/Long-term Forecast classes with analog fields and methods to CurrentWeather</text:p>
      <text:p text:style-name="P5">Mathias: touch up GUI and work on Conversion class methods</text:p>
      <text:p text:style-name="P5">Miguel: work on GUI actions, create skeleton and template method for Conversion class</text:p>
      <text:p text:style-name="P5"/>
      <text:p text:style-name="P5">Next Meeting: Thursday March 19<text:span text:style-name="T2">th</text:span>, Yibin as Chair (tentative).</text:p>
      <text:p text:style-name="P5"/>
      <text:p text:style-name="P5">End: 12:30pm</text:p>
      <text:p text:style-name="P6"/>
      <text:p text:style-name="P6"/>
      <text:p text:style-name="P1">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mbria" svg:font-family="Cambria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mbria" fo:font-size="12pt" fo:language="en" fo:country="US" style:letter-kerning="true" style:font-name-asian="ＭＳ 明朝" style:font-size-asian="12pt" style:language-asian="en" style:country-asian="US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Default_20_Paragraph_20_Font" style:display-name="Default Paragraph Font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3.175cm" fo:margin-right="3.175cm" style:writing-mode="lr-tb" style:layout-grid-color="#c0c0c0" style:layout-grid-lines="22860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thias Babin</meta:initial-creator>
    <meta:editing-cycles>2</meta:editing-cycles>
    <meta:creation-date>2015-03-12T15:52:00</meta:creation-date>
    <dc:date>2015-03-12T13:52:00.003202213</dc:date>
    <meta:editing-duration>PT25S</meta:editing-duration>
    <meta:generator>LibreOffice/4.3.3.2$Linux_X86_64 LibreOffice_project/430m0$Build-2</meta:generator>
    <meta:document-statistic meta:table-count="0" meta:image-count="0" meta:object-count="0" meta:page-count="1" meta:paragraph-count="24" meta:word-count="187" meta:character-count="1262" meta:non-whitespace-character-count="108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